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 style:list-style-name=""/>
    <style:style style:name="P3" style:family="paragraph" style:parent-style-name="Standard">
      <style:text-properties officeooo:rsid="001bd1ac" officeooo:paragraph-rsid="001bd1ac"/>
    </style:style>
    <style:style style:name="P4" style:family="paragraph" style:parent-style-name="Standard" style:list-style-name="L1">
      <style:text-properties officeooo:rsid="001bd1ac" officeooo:paragraph-rsid="001bd1ac"/>
    </style:style>
    <style:style style:name="P5" style:family="paragraph" style:parent-style-name="Standard" style:list-style-name="L1">
      <style:text-properties officeooo:rsid="001d3fa8" officeooo:paragraph-rsid="001d3fa8"/>
    </style:style>
    <style:style style:name="P6" style:family="paragraph" style:parent-style-name="Text_20_body">
      <style:text-properties officeooo:rsid="00235595" officeooo:paragraph-rsid="00235595"/>
    </style:style>
    <style:style style:name="P7" style:family="paragraph" style:parent-style-name="Text_20_body" style:list-style-name="L2">
      <style:text-properties officeooo:rsid="002d1c73" officeooo:paragraph-rsid="002fc9aa"/>
    </style:style>
    <style:style style:name="P8" style:family="paragraph" style:parent-style-name="Text_20_body">
      <style:text-properties officeooo:rsid="002d530a" officeooo:paragraph-rsid="0025e13f"/>
    </style:style>
    <style:style style:name="P9" style:family="paragraph" style:parent-style-name="Text_20_body">
      <style:text-properties officeooo:rsid="003075b3" officeooo:paragraph-rsid="0033c836"/>
    </style:style>
    <style:style style:name="P10" style:family="paragraph" style:parent-style-name="Text_20_body">
      <style:text-properties officeooo:rsid="0033c836" officeooo:paragraph-rsid="0033c836"/>
    </style:style>
    <style:style style:name="P11" style:family="paragraph" style:parent-style-name="Text_20_body">
      <style:text-properties officeooo:rsid="003705d6" officeooo:paragraph-rsid="003705d6"/>
    </style:style>
    <style:style style:name="P12" style:family="paragraph" style:parent-style-name="Heading_20_2">
      <style:text-properties officeooo:rsid="00230c12" officeooo:paragraph-rsid="002fc9aa"/>
    </style:style>
    <style:style style:name="P13" style:family="paragraph" style:parent-style-name="Heading_20_2">
      <style:text-properties officeooo:paragraph-rsid="002fc9aa"/>
    </style:style>
    <style:style style:name="P14" style:family="paragraph" style:parent-style-name="Table_20_Contents">
      <style:text-properties officeooo:rsid="0024d742" officeooo:paragraph-rsid="0024d742"/>
    </style:style>
    <style:style style:name="P15" style:family="paragraph" style:parent-style-name="Table_20_Contents">
      <style:text-properties officeooo:rsid="0025e13f" officeooo:paragraph-rsid="0025e13f"/>
    </style:style>
    <style:style style:name="P16" style:family="paragraph" style:parent-style-name="Table_20_Contents">
      <style:text-properties officeooo:rsid="002b8016" officeooo:paragraph-rsid="002b8016"/>
    </style:style>
    <style:style style:name="P17" style:family="paragraph" style:parent-style-name="Table_20_Contents">
      <style:text-properties officeooo:rsid="0033c836" officeooo:paragraph-rsid="0033c836"/>
    </style:style>
    <style:style style:name="P18" style:family="paragraph" style:parent-style-name="Table_20_Contents">
      <style:text-properties officeooo:rsid="003569a2" officeooo:paragraph-rsid="003569a2"/>
    </style:style>
    <style:style style:name="P19" style:family="paragraph" style:parent-style-name="Table_20_Contents">
      <style:text-properties officeooo:rsid="003600b6" officeooo:paragraph-rsid="003600b6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2687d6"/>
    </style:style>
    <style:style style:name="T2" style:family="text">
      <style:text-properties officeooo:rsid="00281d27"/>
    </style:style>
    <style:style style:name="T3" style:family="text">
      <style:text-properties officeooo:rsid="002d1c73"/>
    </style:style>
    <style:style style:name="T4" style:family="text">
      <style:text-properties officeooo:rsid="002f79df"/>
    </style:style>
    <style:style style:name="T5" style:family="text">
      <style:text-properties officeooo:rsid="0031d662"/>
    </style:style>
    <style:style style:name="T6" style:family="text">
      <style:text-properties officeooo:rsid="0033c836"/>
    </style:style>
    <style:style style:name="T7" style:family="text">
      <style:text-properties officeooo:rsid="003c96b7"/>
    </style:style>
    <style:style style:name="T8" style:family="text">
      <style:text-properties officeooo:rsid="003d1515"/>
    </style:style>
    <style:style style:name="T9" style:family="text">
      <style:text-properties officeooo:rsid="003d67b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T Managment</text:p>
      <text:p text:style-name="P3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20"><text:a xlink:type="simple" xlink:href="#__RefHeading___Toc110_440894356" text:style-name="Index_20_Link" text:visited-style-name="Index_20_Link">Задачи<text:tab/>3</text:a></text:p>
          <text:p text:style-name="P20"><text:a xlink:type="simple" xlink:href="#__RefHeading___Toc112_440894356" text:style-name="Index_20_Link" text:visited-style-name="Index_20_Link">Учёт ОС и ТМЦ<text:tab/>4</text:a></text:p>
          <text:p text:style-name="P22"><text:a xlink:type="simple" xlink:href="#__RefHeading___Toc114_440894356" text:style-name="Index_20_Link" text:visited-style-name="Index_20_Link">Справочники<text:tab/>4</text:a></text:p>
          <text:p text:style-name="P22"><text:a xlink:type="simple" xlink:href="#__RefHeading___Toc116_440894356" text:style-name="Index_20_Link" text:visited-style-name="Index_20_Link">БД<text:tab/>4</text:a></text:p>
        </text:index-body>
      </text:table-of-content>
      <text:h text:style-name="P2" text:outline-level="1"/>
      <text:h text:style-name="P1" text:outline-level="1"><text:bookmark-start text:name="__RefHeading___Toc110_440894356"/>Задачи<text:bookmark-end text:name="__RefHeading___Toc110_440894356"/></text:h>
      <text:list xml:id="list670770261" text:style-name="L1">
        <text:list-item>
          <text:p text:style-name="P4">Учёт <text:span text:style-name="T2">ОС и ТМЦ</text:span></text:p>
        </text:list-item>
        <text:list-item>
          <text:p text:style-name="P5">Обработка заявок для закупок</text:p>
        </text:list-item>
        <text:list-item>
          <text:p text:style-name="P4">Контроль картриджей</text:p>
        </text:list-item>
        <text:list-item>
          <text:p text:style-name="P4">Контроль ЭЦП</text:p>
        </text:list-item>
        <text:list-item>
          <text:p text:style-name="P4">Контроль лицензий</text:p>
        </text:list-item>
      </text:list>
      <text:h text:style-name="P1" text:outline-level="1"><text:bookmark-start text:name="__RefHeading___Toc112_440894356"/>Учёт <text:span text:style-name="T1">ОС</text:span> и <text:span text:style-name="T1">ТМЦ</text:span><text:bookmark-end text:name="__RefHeading___Toc112_440894356"/></text:h>
      <text:p text:style-name="P11">Для каждого типа ОС или ТЦМ можно определить свои наборы характеристик.</text:p>
      <text:h text:style-name="P13" text:outline-level="2"><text:bookmark-start text:name="__RefHeading___Toc114_440894356"/>Справочники<text:bookmark-end text:name="__RefHeading___Toc114_440894356"/></text:h>
      <text:list xml:id="list1849252434" text:style-name="L2">
        <text:list-item>
          <text:p text:style-name="P7">Ответственные лица</text:p>
        </text:list-item>
        <text:list-item>
          <text:p text:style-name="P7">Местоположения</text:p>
        </text:list-item>
        <text:list-item>
          <text:p text:style-name="P7">Типы ОС, ТМЦ</text:p>
        </text:list-item>
        <text:list-item>
          <text:p text:style-name="P7"><text:span text:style-name="T4">Группы характеристик</text:span></text:p>
        </text:list-item>
      </text:list>
      <text:h text:style-name="P12" text:outline-level="2"><text:bookmark-start text:name="__RefHeading___Toc116_440894356"/>БД<text:bookmark-end text:name="__RefHeading___Toc116_440894356"/></text:h>
      <text:p text:style-name="Table">EQUIP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4">ID</text:p>
          </table:table-cell>
          <table:table-cell table:style-name="Таблица1.B1" office:value-type="string">
            <text:p text:style-name="P14">Идентификатор</text:p>
          </table:table-cell>
        </table:table-row>
        <table:table-row>
          <table:table-cell table:style-name="Таблица1.A2" office:value-type="string">
            <text:p text:style-name="P14">type</text:p>
          </table:table-cell>
          <table:table-cell table:style-name="Таблица1.B2" office:value-type="string">
            <text:p text:style-name="P14">Тип <text:span text:style-name="T3">ОС, ТМЦ</text:span></text:p>
          </table:table-cell>
        </table:table-row>
        <table:table-row>
          <table:table-cell table:style-name="Таблица1.A2" office:value-type="string">
            <text:p text:style-name="P14">note</text:p>
          </table:table-cell>
          <table:table-cell table:style-name="Таблица1.B2" office:value-type="string">
            <text:p text:style-name="P14">Примечание</text:p>
          </table:table-cell>
        </table:table-row>
      </table:table>
      <text:p text:style-name="P6"/>
      <text:p text:style-name="Table"><text:span text:style-name="T8">F_</text:span>EQUIP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5">ID</text:p>
          </table:table-cell>
          <table:table-cell table:style-name="Таблица2.B1" office:value-type="string">
            <text:p text:style-name="P15">Идентификатор</text:p>
          </table:table-cell>
        </table:table-row>
        <table:table-row>
          <table:table-cell table:style-name="Таблица2.A2" office:value-type="string">
            <text:p text:style-name="P15">ID_equip</text:p>
          </table:table-cell>
          <table:table-cell table:style-name="Таблица2.B2" office:value-type="string">
            <text:p text:style-name="P15">Идентификатор <text:span text:style-name="T3">ОС, ТМЦ</text:span></text:p>
          </table:table-cell>
        </table:table-row>
        <table:table-row>
          <table:table-cell table:style-name="Таблица2.A2" office:value-type="string">
            <text:p text:style-name="P15">field</text:p>
          </table:table-cell>
          <table:table-cell table:style-name="Таблица2.B2" office:value-type="string">
            <text:p text:style-name="P16">Характеристика</text:p>
          </table:table-cell>
        </table:table-row>
        <table:table-row>
          <table:table-cell table:style-name="Таблица2.A2" office:value-type="string">
            <text:p text:style-name="P15">value</text:p>
          </table:table-cell>
          <table:table-cell table:style-name="Таблица2.B2" office:value-type="string">
            <text:p text:style-name="P16">Значение</text:p>
          </table:table-cell>
        </table:table-row>
      </table:table>
      <text:p text:style-name="P8"/>
      <text:p text:style-name="Table">C_<text:span text:style-name="T9">EQUIP_</text:span>FIELDS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18">ID</text:p>
          </table:table-cell>
          <table:table-cell table:style-name="Таблица3.B1" office:value-type="string">
            <text:p text:style-name="P18">Идентификатор</text:p>
          </table:table-cell>
        </table:table-row>
        <table:table-row>
          <table:table-cell table:style-name="Таблица3.A2" office:value-type="string">
            <text:p text:style-name="P19">group</text:p>
          </table:table-cell>
          <table:table-cell table:style-name="Таблица3.B2" office:value-type="string">
            <text:p text:style-name="P19">Категория характеристик</text:p>
          </table:table-cell>
        </table:table-row>
        <table:table-row>
          <table:table-cell table:style-name="Таблица3.A2" office:value-type="string">
            <text:p text:style-name="P18">field</text:p>
          </table:table-cell>
          <table:table-cell table:style-name="Таблица3.B2" office:value-type="string">
            <text:p text:style-name="P18">Характеристика</text:p>
          </table:table-cell>
        </table:table-row>
      </table:table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Борисович Елсуков</meta:initial-creator>
    <meta:creation-date>2018-07-07T14:14:41.849236788</meta:creation-date>
    <dc:date>2018-07-07T16:57:39.739797146</dc:date>
    <dc:creator>Владимир Борисович Елсуков</dc:creator>
    <meta:editing-duration>PT2H42M40S</meta:editing-duration>
    <meta:editing-cycles>36</meta:editing-cycles>
    <meta:generator>LibreOffice/5.4.7.2$Linux_X86_64 LibreOffice_project/40m0$Build-2</meta:generator>
    <meta:document-statistic meta:table-count="3" meta:image-count="0" meta:object-count="0" meta:page-count="4" meta:paragraph-count="43" meta:word-count="91" meta:character-count="544" meta:non-whitespace-character-count="505"/>
  </office:meta>
</office:document-meta>
</file>